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36cm" fo:min-width="2.69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Diamond_20_unfilled" draw:marker-end-width="0.3cm" draw:fill="none" draw:textarea-vertical-align="middle"/>
    </style:style>
    <style:style style:name="gr4" style:family="graphic" style:parent-style-name="objectwithoutfill">
      <style:graphic-properties draw:marker-end="Diamond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95cm" svg:height="2.086cm" svg:x="23.609cm" svg:y="7.447cm">
          <text:p text:style-name="P1"><text:span text:style-name="T1">JsonHttpCommuni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195cm" svg:height="2.086cm" svg:x="21.323cm" svg:y="3.794cm">
          <text:p text:style-name="P1"><text:span text:style-name="T1">HttpCommunic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95cm" svg:height="2.086cm" svg:x="17.334cm" svg:y="6.224cm">
          <text:p text:style-name="P1"><text:span text:style-name="T1">ActivitiesMatri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95cm" svg:height="2.086cm" svg:x="1.381cm" svg:y="8.312cm">
          <text:p text:style-name="P1"><text:span text:style-name="T1">Weights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195cm" svg:height="2.086cm" svg:x="23.609cm" svg:y="1.2cm">
          <text:p text:style-name="P1">Communic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3.195cm" svg:height="2.086cm" svg:x="11.824cm" svg:y="24.26cm">
          <text:p text:style-name="P1">ANN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195cm" svg:height="2.086cm" svg:x="8.473cm" svg:y="1.2cm">
          <text:p text:style-name="P1">GraphMatri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3.195cm" svg:height="2.086cm" svg:x="26.203cm" svg:y="20.042cm">
          <text:p text:style-name="P1">Cou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3.195cm" svg:height="2.086cm" svg:x="37.337cm" svg:y="12.122cm">
          <text:p text:style-name="P1">Tr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195cm" svg:height="2.086cm" svg:x="9.03cm" svg:y="26.619cm">
          <text:p text:style-name="P1">ANN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3.195cm" svg:height="2.086cm" svg:x="26.183cm" svg:y="16.367cm">
          <text:p text:style-name="P1">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3.195cm" svg:height="2.086cm" svg:x="17.326cm" svg:y="12.13cm">
          <text:p text:style-name="P1">AN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95cm" svg:height="2.086cm" svg:x="37.068cm" svg:y="1.508cm">
          <text:p text:style-name="P1">I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195cm" svg:height="2.086cm" svg:x="9.03cm" svg:y="20.388cm">
          <text:p text:style-name="P1">ANN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3.195cm" svg:height="2.086cm" svg:x="31.335cm" svg:y="22.16cm">
          <text:p text:style-name="P1">Training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3.195cm" svg:height="2.086cm" svg:x="1.361cm" svg:y="16.367cm">
          <text:p text:style-name="P1">Chromos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0" draw:id="id20" draw:layer="layout" svg:width="3.195cm" svg:height="2.086cm" svg:x="10.083cm" svg:y="14.916cm">
          <text:p text:style-name="P1">Neur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3.195cm" svg:height="2.086cm" svg:x="21.046cm" svg:y="24.26cm">
          <text:p text:style-name="P1">TrainingExam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9" draw:id="id19" draw:layer="layout" svg:width="3.195cm" svg:height="2.086cm" svg:x="14.498cm" svg:y="16.367cm">
          <text:p text:style-name="P1">Pop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3.195cm" svg:height="2.086cm" svg:x="10.057cm" svg:y="12.122cm">
          <text:p text:style-name="P1">Neurons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2" draw:id="id22" draw:layer="layout" svg:width="3.195cm" svg:height="2.086cm" svg:x="5.231cm" svg:y="14.916cm">
          <text:p text:style-name="P1"><text:span text:style-name="T1">Neuron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3.195cm" svg:height="2.086cm" svg:x="29.016cm" svg:y="3.38cm">
          <text:p text:style-name="P1">ModelParame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3.195cm" svg:height="2.086cm" svg:x="20.903cm" svg:y="18.596cm">
          <text:p text:style-name="P1">Crossover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195cm" svg:height="2.086cm" svg:x="36.941cm" svg:y="25.965cm">
          <text:p text:style-name="P1">RateInfo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195cm" svg:height="2.086cm" svg:x="29.016cm" svg:y="7.444cm">
          <text:p text:style-name="P1">TimePerio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.206cm" svg:y1="7.447cm" svg:x2="25.206cm" svg:y2="3.286cm" draw:start-shape="id1" draw:start-glue-point="0" draw:end-shape="id2" draw:end-glue-point="2" svg:d="M25206 7447v-4161" svg:viewBox="0 0 1 4162">
          <text:p/>
        </draw:connector>
        <draw:connector draw:style-name="gr2" draw:text-style-name="P2" draw:layer="layout" svg:x1="24.518cm" svg:y1="4.837cm" svg:x2="25.206cm" svg:y2="3.286cm" draw:start-shape="id3" draw:start-glue-point="1" draw:end-shape="id2" draw:end-glue-point="2" svg:d="M24518 4837h688v-1551" svg:viewBox="0 0 689 1552">
          <text:p/>
        </draw:connector>
        <draw:connector draw:style-name="gr2" draw:text-style-name="P2" draw:layer="layout" svg:x1="2.978cm" svg:y1="8.312cm" svg:x2="10.07cm" svg:y2="3.286cm" draw:start-shape="id4" draw:start-glue-point="0" draw:end-shape="id5" draw:end-glue-point="2" svg:d="M2978 8312v-2513h7092v-2513" svg:viewBox="0 0 7093 5027">
          <text:p/>
        </draw:connector>
        <draw:connector draw:style-name="gr2" draw:text-style-name="P2" draw:layer="layout" svg:x1="18.931cm" svg:y1="6.224cm" svg:x2="10.07cm" svg:y2="3.286cm" draw:start-shape="id6" draw:start-glue-point="0" draw:end-shape="id5" draw:end-glue-point="2" svg:d="M18931 6224v-1469h-8861v-1469" svg:viewBox="0 0 8862 2939">
          <text:p/>
        </draw:connector>
        <draw:connector draw:style-name="gr2" draw:text-style-name="P2" draw:layer="layout" svg:x1="10.627cm" svg:y1="26.619cm" svg:x2="10.627cm" svg:y2="22.474cm" draw:start-shape="id7" draw:start-glue-point="0" draw:end-shape="id8" draw:end-glue-point="2" svg:d="M10627 26619v-4145" svg:viewBox="0 0 1 4146">
          <text:p/>
        </draw:connector>
        <draw:connector draw:style-name="gr2" draw:text-style-name="P2" draw:layer="layout" svg:x1="13.421cm" svg:y1="24.26cm" svg:x2="10.627cm" svg:y2="22.474cm" draw:start-shape="id9" draw:start-glue-point="0" draw:end-shape="id8" draw:end-glue-point="2" svg:d="M13421 24260v-893h-2794v-893" svg:viewBox="0 0 2795 1787">
          <text:p/>
        </draw:connector>
        <draw:connector draw:style-name="gr3" draw:text-style-name="P4" draw:layer="layout" svg:x1="36.941cm" svg:y1="27.008cm" svg:x2="32.932cm" svg:y2="24.246cm" draw:start-shape="id10" draw:start-glue-point="3" draw:end-shape="id11" draw:end-glue-point="2" svg:d="M36941 27008h-4009v-2762" svg:viewBox="0 0 4010 2763">
          <text:p text:style-name="P3"><text:span text:style-name="T2">0..*</text:span></text:p>
        </draw:connector>
        <draw:connector draw:style-name="gr3" draw:text-style-name="P4" draw:layer="layout" svg:x1="24.241cm" svg:y1="25.303cm" svg:x2="32.932cm" svg:y2="24.246cm" draw:start-shape="id12" draw:start-glue-point="1" draw:end-shape="id11" draw:end-glue-point="2" svg:d="M24241 25303h8691v-1057" svg:viewBox="0 0 8692 1058">
          <text:p text:style-name="P3"><text:span text:style-name="T2">0..*</text:span></text:p>
        </draw:connector>
        <draw:connector draw:style-name="gr4" draw:text-style-name="P4" draw:layer="layout" svg:x1="12.225cm" svg:y1="27.662cm" svg:x2="22.643cm" svg:y2="26.346cm" draw:start-shape="id7" draw:start-glue-point="1" draw:end-shape="id12" draw:end-glue-point="2" svg:d="M12225 27662h10418v-1316" svg:viewBox="0 0 10419 1317">
          <text:p text:style-name="P3"><text:span text:style-name="T2">1..1</text:span></text:p>
        </draw:connector>
        <draw:connector draw:style-name="gr4" draw:text-style-name="P4" draw:layer="layout" svg:x1="15.019cm" svg:y1="25.303cm" svg:x2="21.046cm" svg:y2="25.303cm" draw:start-shape="id9" draw:start-glue-point="1" draw:end-shape="id12" draw:end-glue-point="3" svg:d="M15019 25303h6027" svg:viewBox="0 0 6028 1">
          <text:p text:style-name="P3"><text:span text:style-name="T2">1..1</text:span></text:p>
        </draw:connector>
        <draw:connector draw:style-name="gr4" draw:text-style-name="P4" draw:layer="layout" svg:x1="30.613cm" svg:y1="9.53cm" svg:x2="37.337cm" svg:y2="13.165cm" draw:start-shape="id13" draw:start-glue-point="2" draw:end-shape="id14" draw:end-glue-point="3" svg:d="M30613 9530v3635h6724" svg:viewBox="0 0 6725 3636">
          <text:p text:style-name="P3"><text:span text:style-name="T2">1..1</text:span></text:p>
        </draw:connector>
        <draw:connector draw:style-name="gr4" draw:text-style-name="P4" draw:layer="layout" svg:x1="29.398cm" svg:y1="21.085cm" svg:x2="38.934cm" svg:y2="14.208cm" draw:start-shape="id15" draw:start-glue-point="1" draw:end-shape="id14" draw:end-glue-point="2" svg:d="M29398 21085h9536v-6877" svg:viewBox="0 0 9537 6878">
          <text:p text:style-name="P3"><text:span text:style-name="T2">1..1</text:span></text:p>
        </draw:connector>
        <draw:connector draw:style-name="gr4" draw:text-style-name="P4" draw:layer="layout" svg:x1="29.378cm" svg:y1="17.41cm" svg:x2="37.337cm" svg:y2="13.165cm" draw:start-shape="id16" draw:start-glue-point="1" draw:end-shape="id14" draw:end-glue-point="3" svg:d="M29378 17410h3979v-4245h3980" svg:viewBox="0 0 7960 4246">
          <text:p text:style-name="P1"><text:span text:style-name="T2">1..1</text:span></text:p>
        </draw:connector>
        <draw:connector draw:style-name="gr4" draw:text-style-name="P4" draw:layer="layout" svg:x1="20.521cm" svg:y1="13.173cm" svg:x2="37.337cm" svg:y2="13.165cm" draw:start-shape="id17" draw:end-shape="id14" draw:end-glue-point="3" svg:d="M20521 13173h8407v-8h8409" svg:viewBox="0 0 16817 9">
          <text:p text:style-name="P3"><text:span text:style-name="T2">1..1</text:span></text:p>
        </draw:connector>
        <draw:connector draw:style-name="gr4" draw:text-style-name="P4" draw:layer="layout" svg:x1="34.53cm" svg:y1="23.203cm" svg:x2="38.934cm" svg:y2="14.208cm" draw:start-shape="id11" draw:start-glue-point="1" draw:end-shape="id14" draw:end-glue-point="2" svg:d="M34530 23203h4404v-8995" svg:viewBox="0 0 4405 8996">
          <text:p text:style-name="P3"><text:span text:style-name="T2">1..1</text:span></text:p>
        </draw:connector>
        <draw:connector draw:style-name="gr4" draw:text-style-name="P4" draw:layer="layout" svg:x1="25.206cm" svg:y1="9.533cm" svg:x2="37.337cm" svg:y2="13.165cm" draw:start-shape="id1" draw:start-glue-point="2" draw:end-shape="id14" draw:end-glue-point="3" svg:d="M25206 9533v3632h12131" svg:viewBox="0 0 12132 3633">
          <text:p text:style-name="P3"><text:span text:style-name="T2">1..1</text:span></text:p>
        </draw:connector>
        <draw:connector draw:style-name="gr4" draw:text-style-name="P4" draw:layer="layout" svg:x1="4.556cm" svg:y1="17.41cm" svg:x2="14.498cm" svg:y2="17.41cm" draw:start-shape="id18" draw:start-glue-point="1" draw:end-shape="id19" draw:end-glue-point="3" svg:d="M4556 17410h9942" svg:viewBox="0 0 9943 1">
          <text:p text:style-name="P3"><text:span text:style-name="T2">*..1</text:span></text:p>
        </draw:connector>
        <draw:connector draw:style-name="gr4" draw:text-style-name="P4" draw:layer="layout" svg:x1="11.68cm" svg:y1="14.916cm" svg:x2="11.654cm" svg:y2="14.208cm" draw:start-shape="id20" draw:start-glue-point="0" draw:end-shape="id21" draw:end-glue-point="2" svg:d="M11680 14916v-354h-26v-354" svg:viewBox="0 0 27 709">
          <text:p text:style-name="P3"><text:span text:style-name="T2">*..1</text:span></text:p>
        </draw:connector>
        <draw:connector draw:style-name="gr4" draw:text-style-name="P4" draw:layer="layout" svg:x1="8.426cm" svg:y1="15.959cm" svg:x2="10.083cm" svg:y2="15.959cm" draw:start-shape="id22" draw:start-glue-point="1" draw:end-shape="id20" draw:end-glue-point="3" svg:d="M8426 15959h1657" svg:viewBox="0 0 1658 1">
          <text:p text:style-name="P1"><text:span text:style-name="T2">1..1</text:span></text:p>
        </draw:connector>
        <draw:connector draw:style-name="gr4" draw:text-style-name="P4" draw:layer="layout" svg:x1="30.613cm" svg:y1="7.444cm" svg:x2="30.613cm" svg:y2="5.466cm" draw:start-shape="id13" draw:start-glue-point="0" draw:end-shape="id23" draw:end-glue-point="2" svg:d="M30613 7444v-1978" svg:viewBox="0 0 1 1979">
          <text:p text:style-name="P1"><text:span text:style-name="T2">1..1</text:span></text:p>
        </draw:connector>
        <draw:connector draw:style-name="gr4" draw:text-style-name="P4" draw:layer="layout" svg:x1="17.693cm" svg:y1="17.41cm" svg:x2="26.183cm" svg:y2="17.41cm" draw:start-shape="id19" draw:start-glue-point="1" draw:end-shape="id16" draw:end-glue-point="3" svg:d="M17693 17410h8490" svg:viewBox="0 0 8491 1">
          <text:p text:style-name="P3"><text:span text:style-name="T2">1..1</text:span></text:p>
        </draw:connector>
        <draw:connector draw:style-name="gr3" draw:text-style-name="P4" draw:layer="layout" svg:x1="27.78cm" svg:y1="16.367cm" svg:x2="18.923cm" svg:y2="14.216cm" draw:start-shape="id16" draw:start-glue-point="0" draw:end-shape="id17" draw:end-glue-point="2" svg:d="M27780 16367v-1075h-8857v-1076" svg:viewBox="0 0 8858 2152">
          <text:p text:style-name="P3"><text:span text:style-name="T2">0..1</text:span></text:p>
        </draw:connector>
        <draw:connector draw:style-name="gr3" draw:text-style-name="P4" draw:layer="layout" svg:x1="27.78cm" svg:y1="18.453cm" svg:x2="27.8cm" svg:y2="20.042cm" draw:start-shape="id16" draw:start-glue-point="2" draw:end-shape="id15" draw:end-glue-point="0" svg:d="M27780 18453v795h20v794" svg:viewBox="0 0 21 1590">
          <text:p text:style-name="P3"><text:span text:style-name="T2">0..1</text:span></text:p>
        </draw:connector>
        <draw:connector draw:style-name="gr4" draw:text-style-name="P4" draw:layer="layout" svg:x1="2.978cm" svg:y1="10.398cm" svg:x2="2.958cm" svg:y2="16.367cm" draw:start-shape="id4" draw:start-glue-point="2" draw:end-shape="id18" draw:end-glue-point="0" svg:d="M2978 10398v2985h-20v2984" svg:viewBox="0 0 21 5970">
          <text:p text:style-name="P3"><text:span text:style-name="T2">1..1</text:span></text:p>
        </draw:connector>
        <draw:connector draw:style-name="gr4" draw:text-style-name="P4" draw:layer="layout" svg:x1="13.252cm" svg:y1="13.165cm" svg:x2="17.326cm" svg:y2="13.173cm" draw:start-shape="id21" draw:start-glue-point="1" draw:end-shape="id17" svg:d="M13252 13165h2036v8h2038" svg:viewBox="0 0 4075 9">
          <text:p text:style-name="P3"><text:span text:style-name="T2">1..1</text:span></text:p>
        </draw:connector>
        <draw:connector draw:style-name="gr4" draw:text-style-name="P4" draw:layer="layout" svg:x1="18.931cm" svg:y1="8.31cm" svg:x2="18.923cm" svg:y2="12.13cm" draw:start-shape="id6" draw:start-glue-point="2" draw:end-shape="id17" draw:end-glue-point="0" svg:d="M18931 8310v1910h-8v1910" svg:viewBox="0 0 9 3821">
          <text:p text:style-name="P3"><text:span text:style-name="T2">1..1</text:span></text:p>
        </draw:connector>
        <draw:connector draw:style-name="gr4" draw:text-style-name="P4" draw:layer="layout" svg:x1="22.5cm" svg:y1="18.596cm" svg:x2="26.183cm" svg:y2="17.41cm" draw:start-shape="id24" draw:start-glue-point="0" draw:end-shape="id16" draw:end-glue-point="3" svg:d="M22500 18596v-1186h3683" svg:viewBox="0 0 3684 1187">
          <text:p text:style-name="P3"><text:span text:style-name="T2">1..1</text:span></text:p>
        </draw:connector>
        <draw:connector draw:style-name="gr4" draw:text-style-name="P4" draw:layer="layout" svg:x1="4.576cm" svg:y1="9.355cm" svg:x2="18.923cm" svg:y2="12.13cm" draw:start-shape="id4" draw:start-glue-point="1" draw:end-shape="id17" draw:end-glue-point="0" svg:d="M4576 9355h14347v2775" svg:viewBox="0 0 14348 2776">
          <text:p text:style-name="P3"><text:span text:style-name="T2">1..1</text:span></text:p>
        </draw:connector>
        <draw:connector draw:style-name="gr4" draw:text-style-name="P4" draw:layer="layout" svg:x1="30.613cm" svg:y1="9.53cm" svg:x2="18.923cm" svg:y2="12.13cm" draw:start-shape="id13" draw:start-glue-point="2" draw:end-shape="id17" draw:end-glue-point="0" svg:d="M30613 9530v1300h-11690v1300" svg:viewBox="0 0 11691 2601">
          <text:p text:style-name="P3"><text:span text:style-name="T2">1..1</text:span></text:p>
        </draw:connector>
        <draw:connector draw:style-name="gr3" draw:text-style-name="P4" draw:layer="layout" svg:x1="31.335cm" svg:y1="23.203cm" svg:x2="18.923cm" svg:y2="14.216cm" draw:start-shape="id11" draw:start-glue-point="3" draw:end-shape="id17" draw:end-glue-point="2" svg:d="M31335 23203h-12412v-8987" svg:viewBox="0 0 12413 8988">
          <text:p text:style-name="P1">0..1</text:p>
        </draw:connector>
        <draw:connector draw:style-name="gr3" draw:text-style-name="P4" draw:layer="layout" svg:x1="26.203cm" svg:y1="21.085cm" svg:x2="18.923cm" svg:y2="14.216cm" draw:start-shape="id15" draw:start-glue-point="3" draw:end-shape="id17" draw:end-glue-point="2" svg:d="M26203 21085h-7280v-6869" svg:viewBox="0 0 7281 6870">
          <text:p text:style-name="P1">0..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30T10:45:12.471826000</meta:creation-date>
    <meta:generator>LibreOffice/5.1.6.2$MacOSX_X86_64 LibreOffice_project/07ac168c60a517dba0f0d7bc7540f5afa45f0909</meta:generator>
    <dc:date>2017-05-01T15:16:13.258405000</dc:date>
    <meta:editing-duration>PT2H47M9S</meta:editing-duration>
    <meta:editing-cycles>76</meta:editing-cycles>
    <meta:document-statistic meta:object-count="56"/>
  </office:meta>
</office:document-meta>
</file>